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cc00" draw:fill-color="#ffcc00" draw:textarea-horizontal-align="justify" draw:textarea-vertical-align="middle" draw:auto-grow-height="false" fo:min-height="1.274cm" fo:min-width="0.0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ffcc00" draw:fill-color="#ff3300" draw:textarea-horizontal-align="justify" draw:textarea-vertical-align="middle" draw:auto-grow-height="false" fo:min-height="1.274cm" fo:min-width="0.008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color="#999999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cc00"/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ff33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508cm" svg:height="1.524cm" svg:x="1.435cm" svg:y="2.08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28cm" svg:height="0.725cm" draw:transform="rotate (0.855211333477222) translate (0.154cm 5.42cm)">
          <draw:text-box>
            <text:p text:style-name="P2"><text:span text:style-name="T1">172.1.1.1</text:span></text:p>
          </draw:text-box>
        </draw:frame>
        <draw:frame draw:style-name="gr2" draw:text-style-name="P3" draw:layer="layout" svg:width="2.28cm" svg:height="0.725cm" draw:transform="rotate (0.855211333477222) translate (1.054cm 5.42cm)">
          <draw:text-box>
            <text:p text:style-name="P2"><text:span text:style-name="T1">172.1.1.2</text:span></text:p>
          </draw:text-box>
        </draw:frame>
        <draw:frame draw:style-name="gr2" draw:text-style-name="P3" draw:layer="layout" svg:width="2.28cm" svg:height="0.725cm" draw:transform="rotate (0.855211333477222) translate (1.955cm 5.42cm)">
          <draw:text-box>
            <text:p text:style-name="P2"><text:span text:style-name="T1">172.1.1.3</text:span></text:p>
          </draw:text-box>
        </draw:frame>
        <draw:frame draw:style-name="gr2" draw:text-style-name="P3" draw:layer="layout" svg:width="2.28cm" svg:height="0.725cm" draw:transform="rotate (0.855211333477222) translate (2.855cm 5.42cm)">
          <draw:text-box>
            <text:p text:style-name="P2"><text:span text:style-name="T1">172.1.1.4</text:span></text:p>
          </draw:text-box>
        </draw:frame>
        <draw:custom-shape draw:style-name="gr1" draw:text-style-name="P1" draw:layer="layout" svg:width="0.508cm" svg:height="1.524cm" svg:x="2.335cm" svg:y="2.0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1.524cm" svg:x="3.235cm" svg:y="2.0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1.524cm" svg:x="4.135cm" svg:y="2.08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058cm" svg:height="0.725cm" svg:x="5.468cm" svg:y="2.493cm">
          <draw:text-box>
            <text:p text:style-name="P2"><text:span text:style-name="T1">cluster-with-shards</text:span></text:p>
          </draw:text-box>
        </draw:frame>
        <draw:custom-shape draw:style-name="gr1" draw:text-style-name="P1" draw:layer="layout" svg:width="0.508cm" svg:height="1.524cm" svg:x="1.435cm" svg:y="0.5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1.524cm" svg:x="2.335cm" svg:y="0.5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1.524cm" svg:x="3.235cm" svg:y="0.5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1.524cm" svg:x="4.135cm" svg:y="0.58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244cm" svg:height="0.725cm" svg:x="5.468cm" svg:y="0.994cm">
          <draw:text-box>
            <text:p text:style-name="P2"><text:span text:style-name="T1">cluster-with-replicas</text:span></text:p>
          </draw:text-box>
        </draw:frame>
        <draw:line draw:style-name="gr4" draw:text-style-name="P5" draw:layer="layout" svg:x1="10.741cm" svg:y1="0.407cm" svg:x2="10.741cm" svg:y2="3.963cm">
          <text:p/>
        </draw:line>
        <draw:custom-shape draw:style-name="gr1" draw:text-style-name="P1" draw:layer="layout" svg:width="0.508cm" svg:height="1.524cm" svg:x="12.103cm" svg:y="0.5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1.524cm" svg:x="12.103cm" svg:y="2.33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565cm" svg:height="0.725cm" svg:x="12.939cm" svg:y="0.961cm">
          <draw:text-box>
            <text:p text:style-name="P2"><text:span text:style-name="T1">shard</text:span></text:p>
          </draw:text-box>
        </draw:frame>
        <draw:frame draw:style-name="gr2" draw:text-style-name="P3" draw:layer="layout" svg:width="1.751cm" svg:height="0.725cm" svg:x="12.939cm" svg:y="2.739cm">
          <draw:text-box>
            <text:p text:style-name="P2"><text:span text:style-name="T1">replica</text:span></text:p>
          </draw:text-box>
        </draw:frame>
        <draw:line draw:style-name="gr5" draw:text-style-name="P5" draw:layer="layout" svg:x1="1.435cm" svg:y1="2.085cm" svg:x2="10.071cm" svg:y2="2.085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5T11:40:14.826281754</meta:creation-date>
    <dc:date>2017-11-15T11:59:40.862065147</dc:date>
    <meta:editing-duration>PT9M14S</meta:editing-duration>
    <meta:editing-cycles>4</meta:editing-cycles>
    <meta:generator>LibreOffice/5.1.6.2$Linux_X86_64 LibreOffice_project/10m0$Build-2</meta:generator>
    <meta:document-statistic meta:object-count="43"/>
  </office:meta>
</office:document-meta>
</file>